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6000001CBD343E89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urisa" svg:font-family="Purisa" style:font-pitch="variable"/>
    <style:font-face style:name="TeXGyreHeros" svg:font-family="TeXGyreHero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38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cm"/>
    </style:style>
    <style:style style:name="gr4" style:family="graphic" style:parent-style-name="standard">
      <style:graphic-properties draw:fill-color="#3366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dddddd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3" style:family="paragraph">
      <style:paragraph-properties fo:text-align="end"/>
      <style:text-properties fo:color="#dddddd" style:font-name="TeXGyreHeros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4" style:family="paragraph">
      <style:text-properties fo:color="#cc0000" fo:font-size="32pt" style:font-size-asian="32pt" style:font-size-complex="32pt"/>
    </style:style>
    <style:style style:name="P5" style:family="paragraph">
      <style:text-properties fo:color="#cc0000"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dddddd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" style:family="text">
      <style:text-properties fo:color="#cc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89cm" svg:height="10.465cm" svg:x="10.202cm" svg:y="12.433cm">
          <draw:image xlink:href="Pictures/1000020100000186000001CBD343E89A.png" xlink:type="simple" xlink:show="embed" xlink:actuate="onLoad">
            <text:p/>
          </draw:image>
        </draw:frame>
        <draw:frame draw:style-name="gr2" draw:text-style-name="P3" draw:layer="layout" svg:width="17.177cm" svg:height="4.988cm" svg:x="1.915cm" svg:y="5.721cm">
          <draw:text-box>
            <text:p text:style-name="P2"><text:span text:style-name="T1">An Introduction to the</text:span></text:p>
            <text:p text:style-name="P2"><text:span text:style-name="T1">Theory of Nescience and</text:span></text:p>
            <text:p text:style-name="P2"><text:span text:style-name="T1">Its Applications</text:span></text:p>
          </draw:text-box>
        </draw:frame>
        <draw:frame draw:style-name="gr3" draw:text-style-name="P5" draw:layer="layout" svg:width="10.082cm" svg:height="1.517cm" svg:x="9.01cm" svg:y="25.346cm">
          <draw:text-box>
            <text:p text:style-name="P4"><text:span text:style-name="T2">R. A. García Leiva</text:span></text:p>
          </draw:text-box>
        </draw:frame>
        <draw:custom-shape draw:style-name="gr4" draw:text-style-name="P1" draw:layer="layout" svg:width="2.921cm" svg:height="3.429cm" svg:x="15.351cm" svg:y="1.0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4.986cm" svg:height="0.254cm" svg:x="4.106cm" svg:y="24.76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urisa" svg:font-family="Purisa" style:font-pitch="variable"/>
    <style:font-face style:name="TeXGyreHeros" svg:font-family="TeXGyreHero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y_20_Gradient_20_1" draw:display-name="Gray Gradient 1" draw:style="linear" draw:start-color="#1c1c1c" draw:end-color="#cccccc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gradient" draw:fill-gradient-name="Gray_20_Gradient_20_1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8T10:36:46.218006971</meta:creation-date>
    <dc:date>2015-06-08T11:44:47.447672445</dc:date>
    <meta:editing-duration>PT53M24S</meta:editing-duration>
    <meta:editing-cycles>2</meta:editing-cycles>
    <meta:generator>LibreOffice/4.2.8.2$Linux_X86_64 LibreOffice_project/420m0$Build-2</meta:generator>
    <meta:document-statistic meta:object-count="5"/>
  </office:meta>
</office:document-meta>
</file>